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Math modu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Import math # Std. Python Library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2">math.ceil() </text:span><text:span text:style-name="T2"><text:tab/></text:span><text:span text:style-name="T2">Rounds a number up to the nearest integer</text:span></text:p>
              </text:list-item>
              <text:list-item>
                <text:p text:style-name="P3"><text:span text:style-name="T2">math.floor() </text:span><text:span text:style-name="T2"><text:tab/></text:span><text:span text:style-name="T2">Rounds a number down to the nearest integer</text:span></text:p>
              </text:list-item>
              <text:list-item>
                <text:p text:style-name="P1"><text:span text:style-name="T2">math.factorial() </text:span><text:span text:style-name="T2"><text:tab/></text:span><text:span text:style-name="T2">Returns the factorial of a number</text:span></text:p>
              </text:list-item>
              <text:list-item>
                <text:p text:style-name="P1"><text:span text:style-name="T2">math.comb() </text:span><text:span text:style-name="T2"><text:tab/></text:span><text:span text:style-name="T2">Returns the number of ways to choose k items from n items without repetition and order</text:span></text:p>
              </text:list-item>
              <text:list-item>
                <text:p text:style-name="P1"><text:span text:style-name="T2">math.degrees() </text:span><text:span text:style-name="T2"><text:tab/></text:span><text:span text:style-name="T2">Converts an angle from radians to degrees</text:span></text:p>
              </text:list-item>
              <text:list-item>
                <text:p text:style-name="P1"><text:span text:style-name="T2">math.radians() </text:span><text:span text:style-name="T2"><text:tab/></text:span><text:span text:style-name="T2">Converts a degree value into radians</text:span></text:p>
              </text:list-item>
              <text:list-item>
                <text:p text:style-name="P1"><text:span text:style-name="T2">math.gcd() </text:span><text:span text:style-name="T2"><text:tab/></text:span><text:span text:style-name="T2">Returns the greatest common divisor of two integers</text:span></text:p>
              </text:list-item>
              <text:list-item>
                <text:p text:style-name="P1"><text:span text:style-name="T2">math.dist() </text:span><text:span text:style-name="T2"><text:tab/></text:span><text:span text:style-name="T2">Returns the Euclidean distance between two points (p and q), where p and q are the coordinates of that po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placeholder="true">
          <draw:text-box/>
        </draw:frame>
        <draw:frame presentation:style-name="pr7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9T19:35:20.130666375</meta:creation-date>
    <meta:editing-duration>PT16M38S</meta:editing-duration>
    <meta:editing-cycles>4</meta:editing-cycles>
    <meta:generator>LibreOffice/7.3.7.2$Linux_X86_64 LibreOffice_project/30$Build-2</meta:generator>
    <dc:title>Blue Curve</dc:title>
    <dc:date>2023-05-29T21:16:38.151930842</dc:date>
    <meta:document-statistic meta:object-count="46"/>
  </office:meta>
</office:document-meta>
</file>